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SNSubscriptionEndpoint.activ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NSubscriptionEndpoint.deactiv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NSubscriptionEndpoint.getRo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NSubscriptionEndpoint.WSNSubscriptionEndpoint( Subscribe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NSubscriptionEndpoint.WSNSubscriptionEndpoint( Subscribe request , QName service , String endpoi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